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F" svg:font-family=""/>
    <style:font-face style:name="StarSymbol1"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Heading_20_2">
      <style:paragraph-properties fo:margin-top="0.1665in" fo:margin-bottom="0.0835in" fo:keep-with-next="always"/>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4925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font-name-asian="DejaVu LGC Sans" style:font-name-complex="DejaVu LGC Sans"/>
    </style:style>
    <style:style style:name="T5"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OAST</text:p>
      <text:p text:style-name="Title">Programmer's Guide</text:p>
      <text:p text:style-name="P10">Version 0.2</text:p>
      <text:p text:style-name="Subtitle">13<text:span text:style-name="T3">th</text:span> March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TOAST<text:tab/>4</text:p>
          <text:p text:style-name="P12">Event Condition Action Rules<text:tab/>4</text:p>
          <text:p text:style-name="P12">Rule Bindings<text:tab/>5</text:p>
          <text:p text:style-name="P12">Built-in Conditions and Actions<text:tab/>5</text:p>
          <text:p text:style-name="P12">Extending or Replacing the TOAST Language Built-ins<text:tab/>5</text:p>
          <text:p text:style-name="P12">Agent Transformation<text:tab/>6</text:p>
          <text:p text:style-name="P12">ECA Rule Engine<text:tab/>7</text:p>
          <text:p text:style-name="P11">The TOAST Rule Language<text:tab/>9</text:p>
          <text:p text:style-name="P12">Rule Events<text:tab/>9</text:p>
          <text:p text:style-name="P12">Location Specifiers<text:tab/>10</text:p>
          <text:p text:style-name="P12">Rule Bindings<text:tab/>12</text:p>
          <text:p text:style-name="P12">Rule Expressions<text:tab/>13</text:p>
          <text:p text:style-name="P12">Rule Conditions<text:tab/>13</text:p>
          <text:p text:style-name="P12">Rule Actions<text:tab/>14</text:p>
          <text:p text:style-name="P12">Built-In Calls<text:tab/>15</text:p>
          <text:p text:style-name="P12">User-Defined Rule Helpers<text:tab/>16</text:p>
          <text:p text:style-name="P11">TOAST Rule Language Standard Built-Ins<text:tab/>18</text:p>
          <text:p text:style-name="P12">CountDowns<text:tab/>18</text:p>
          <text:p text:style-name="P12">Waiters<text:tab/>18</text:p>
          <text:p text:style-name="P12">Flags<text:tab/>19</text:p>
          <text:p text:style-name="P12">Counters<text:tab/>20</text:p>
          <text:p text:style-name="P12">Debugging and Tracing<text:tab/>20</text:p>
          <text:p text:style-name="P12">Aborting Execution<text:tab/>21</text:p>
          <text:p text:style-name="P12">Other Built-ins<text:tab/>22</text:p>
          <text:p text:style-name="P11">Using TOAST<text:tab/>23</text:p>
          <text:p text:style-name="P12">Obtaining the sources<text:tab/>23</text:p>
          <text:p text:style-name="P12">Building TOAST<text:tab/>23</text:p>
          <text:p text:style-name="P12">Using TOAST<text:tab/>23</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text:style-name="Outline">
        <text:list-header>
          <text:h text:style-name="Heading_20_1" text:outline-level="1" text:is-list-header="true">Introduction to TOAST</text:h>
        </text:list-header>
      </text:list>
      <text:p text:style-name="Text_20_body">TOAST is an execution scripting tool designed primarily to support automation of tests for multi-threaded and multi-JVM Java applications (TOAST stands for Thread Orchestration Automation Scripting Tool). It uses bytecode transformation to modify the runtime execution of the application without having to modify the source code. The possible modifications are essentially unlimited but the tool provides explicit support for test automation in three main areas:</text:p>
      <text:list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p text:style-name="Text_20_body">TOAST is actually more general than this description appears to suggest. The functionality in the TOAST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TOAST scripts. The core engine which underlies TOAST is a general purpose code injection program based around Event Condition Action rules.</text:p>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OAST primarily operates by introducing side-effects at specified points during execution according to an orchestration script. A script comprises a sequence of Event Condition Action (ECA) <text:s/>rules language which define how the application behaviour should be transformed at runtime. The three components of these rules, event, condition and action, are used, respectively, to define:</text:p>
      <text:list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5">─</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TOAST built-in <text:span text:style-name="Code_20_Text">countdown(Object)</text:span> which decrements a CountDown associated with the buffer <text:span text:style-name="T5">─</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text:soft-page-break/>decrements to zero.</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TOAST to test a Java application the JVM must be started with extra command line arguments. These arguments point the JVM at the TOAST scripting engine and identify a set of TOAST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text:style-name="Outline" text:continue-numbering="true">
        <text:list-item>
          <text:list text:continue-numbering="true">
            <text:list-header>
              <text:h text:style-name="Heading_20_2" text:outline-level="2" text:is-list-header="true"><text:bookmark-start text:name="DDE_LINK14"/>Built-in Conditions and Actions<text:bookmark-end text:name="DDE_LINK14"/></text:h>
            </text:list-header>
          </text:list>
        </text:list-item>
      </text:list>
      <text:p text:style-name="Text_20_body">TOAST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TOAST rules to apply arbitrary modifications to the original program.</text:p>
      <text:list text:style-name="Outline" text:continue-numbering="true">
        <text:list-item>
          <text:list text:continue-numbering="true">
            <text:list-header>
              <text:h text:style-name="Heading_20_2" text:outline-level="2" text:is-list-header="true">Extending or Replacing the TOAST Language Built-ins</text:h>
            </text:list-header>
          </text:list>
        </text:list-item>
      </text:list>
      <text:p text:style-name="Text_20_body">Another option to bear in mind is that the set of built-in operations available to TOAST rules is not fixed. The rule engine works by mapping built-in operations which occur in a given rule to public instance methods of a helper class associated with the rule. By default, this helper class is <text:span text:style-name="Code_20_Text">org.jboss.jbossts.orchestratio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TOAST rule language is oriented towards orchestrating the behaviour of independent threads in multi-threaded tests, TOAST can easily be reconfigured to support a much wider range of application requirement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OAST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TOAST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text:style-name="L3">
        <text:list-item>
          <text:p text:style-name="P15">the <text:span text:style-name="T1">trigger method</text:span>, i.e. the method which contains the trigger point</text:p>
        </text:list-item>
        <text:list-item>
          <text:p text:style-name="P15">the rule which has been matched</text:p>
        </text:list-item>
        <text:list-item>
          <text:p text:style-name="P15">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text:soft-page-break/>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text:style-name="Outline" text:continue-numbering="true">
        <text:list-item>
          <text:list text:continue-numbering="true">
            <text:list-header>
              <text:h text:style-name="P9" text:outline-level="2" text:is-list-header="true">ECA <text:span text:style-name="T4">Rule</text:span> Engine</text:h>
            </text:list-header>
          </text:list>
        </text:list-item>
      </text:list>
      <text:p text:style-name="Text_20_body">The TOAST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text:soft-page-break/>It is also possible to configure the rule engine to translate the rule bindings, condition and actions to bytecode which can then be passed by the JIT compiler. In either case, execution is performed with the help of an auxiliary class generated at runtime by the TOAST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TOAST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TOAST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text:style-name="Outline" text:continue-numbering="true">
        <text:list-header>
          <text:h text:style-name="Heading_20_1" text:outline-level="1" text:is-list-header="true">The TOAST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TOAST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4">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5">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text:style-name="L6">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text:style-name="Outline" text:continue-numbering="true">
        <text:list-item>
          <text:list text:continue-numbering="true">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text:style-name="Outline" text:continue-numbering="true">
        <text:list-item>
          <text:list text:continue-numbering="true">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text:style-name="Outline" text:continue-numbering="true">
        <text:list-header>
          <text:h text:style-name="Heading_20_1" text:outline-level="1" text:is-list-header="true">TOAST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text:soft-page-break/>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Kill(Object identifier)<text:line-break/>public boolean signalKill(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Kill</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Kill also takes an optional argument <text:span text:style-name="Code_20_Text">mustMeet</text:span> whcih enables the same behaviour as for <text:span text:style-name="Code_20_Text">signalWake</text:span>..</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text:soft-page-break/>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text:style-name="Outline" text:continue-numbering="true">
        <text:list-item>
          <text:list text:continue-numbering="true">
            <text:list-header>
              <text:h text:style-name="Heading_20_2" text:outline-level="2" text:is-list-header="true">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boolean readCounter(Object o)<text:line-break/>public boolean incrementCounter(Object o)<text:line-break/>public boolean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oft-page-break/><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text:style-name="Outline" text:continue-numbering="true">
        <text:list-item>
          <text:list text:continue-numbering="true">
            <text:list-header>
              <text:h text:style-name="Heading_20_2" text:outline-level="2" text:is-list-header="true">Debugging and Tracing</text:h>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7"><text:span text:style-name="Code_20_Text">org.jboss.jbossts.orchestration.debug</text:span></text:p>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text:style-name="Outline" text:continue-numbering="true">
        <text:list-item>
          <text:list text:continue-numbering="true">
            <text:list-header>
              <text:h text:style-name="Heading_20_2" text:outline-level="2" text:is-list-header="true"><text:soft-page-break/>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OAST</text:h>
          <text:list>
            <text:list-header>
              <text:h text:style-name="Heading_20_2" text:outline-level="2" text:is-list-header="true">Obtaining the sources</text:h>
            </text:list-header>
          </text:list>
        </text:list-header>
      </text:list>
      <text:p text:style-name="P1">TOAST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sources include some sample rule scripts located in directory dd/scripts.</text:p>
      <text:list text:style-name="Outline" text:continue-numbering="true">
        <text:list-item>
          <text:list text:continue-numbering="true">
            <text:list-header>
              <text:h text:style-name="Heading_20_2" text:outline-level="2" text:is-list-header="true">Building TOAST</text:h>
            </text:list-header>
          </text:list>
        </text:list-item>
      </text:list>
      <text:p text:style-name="P1">TOAST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OAST</text:h>
            </text:list-header>
          </text:list>
        </text:list-item>
      </text:list>
      <text:p text:style-name="P1">Using TOAST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7"><text:span text:style-name="Code_20_Text">org.jboss.jbossts.orchestration.compileToBytecode</text:span></text:p>
      <text:p text:style-name="P1"><text:soft-page-break/><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7"><text:span text:style-name="Code_20_Text">org.jboss.jbossts.orchestratio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jbossts.orchestratio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7"><text:span text:style-name="Code_20_Text">org.jboss.jbossts.orchestration.debug</text:span></text:p>
      <text:p text:style-name="P1">If either of these properties is set then debug calls will print to <text:span text:style-name="Code_20_Text">System.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F" svg:font-family=""/>
    <style:font-face style:name="StarSymbol1"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9-03-25T13:56:16</dc:date>
    <meta:printed-by>Andrew Dinn</meta:printed-by>
    <meta:print-date>2008-09-26T17:21:42</meta:print-date>
    <meta:editing-cycles>61</meta:editing-cycles>
    <meta:editing-duration>P1DT5H59M42S</meta:editing-duration>
    <meta:user-defined meta:name="Info 1"/>
    <meta:user-defined meta:name="Info 2"/>
    <meta:user-defined meta:name="Info 3"/>
    <meta:user-defined meta:name="Info 4"/>
    <meta:document-statistic meta:table-count="0" meta:image-count="0" meta:object-count="0" meta:page-count="24" meta:paragraph-count="270" meta:word-count="8916" meta:character-count="55833"/>
  </office:meta>
</office:document-meta>
</file>